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검색 패턴 수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검색 패턴 수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8]^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G8]^2" office:value-type="float" office:value="441" calcext:value-type="float">
            <text:p>44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E9]^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[.G9]^2" office:value-type="float" office:value="484" calcext:value-type="float">
            <text:p>48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E10]^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G10]^2" office:value-type="float" office:value="529" calcext:value-type="float">
            <text:p>529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E11]^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G11]^2" office:value-type="float" office:value="576" calcext:value-type="float">
            <text:p>576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E12]^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[.G12]^2" office:value-type="float" office:value="625" calcext:value-type="float">
            <text:p>62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E13]^2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[.G13]^2" office:value-type="float" office:value="676" calcext:value-type="float">
            <text:p>676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E14]^2"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formula="of:=[.G14]^2" office:value-type="float" office:value="729" calcext:value-type="float">
            <text:p>72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E15]^2"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formula="of:=[.G15]^2" office:value-type="float" office:value="784" calcext:value-type="float">
            <text:p>784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E16]^2"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table:formula="of:=[.G16]^2" office:value-type="float" office:value="841" calcext:value-type="float">
            <text:p>841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E17]^2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7]^2"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E18]^2"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table:formula="of:=[.G18]^2" office:value-type="float" office:value="961" calcext:value-type="float">
            <text:p>961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E19]^2"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table:formula="of:=[.G19]^2" office:value-type="float" office:value="1024" calcext:value-type="float">
            <text:p>1024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E20]^2"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[.G20]^2" office:value-type="float" office:value="1089" calcext:value-type="float">
            <text:p>108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E21]^2"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table:formula="of:=[.G21]^2" office:value-type="float" office:value="1156" calcext:value-type="float">
            <text:p>1156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E22]^2" office:value-type="float" office:value="225" calcext:value-type="float">
            <text:p>225</text:p>
          </table:table-cell>
          <table:table-cell office:value-type="float" office:value="35" calcext:value-type="float">
            <text:p>35</text:p>
          </table:table-cell>
          <table:table-cell table:formula="of:=[.G22]^2" office:value-type="float" office:value="1225" calcext:value-type="float">
            <text:p>122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E23]^2"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table:formula="of:=[.G23]^2" office:value-type="float" office:value="1296" calcext:value-type="float">
            <text:p>1296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E24]^2" office:value-type="float" office:value="289" calcext:value-type="float">
            <text:p>289</text:p>
          </table:table-cell>
          <table:table-cell office:value-type="float" office:value="37" calcext:value-type="float">
            <text:p>37</text:p>
          </table:table-cell>
          <table:table-cell table:formula="of:=[.G24]^2" office:value-type="float" office:value="1369" calcext:value-type="float">
            <text:p>1369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E25]^2" office:value-type="float" office:value="324" calcext:value-type="float">
            <text:p>324</text:p>
          </table:table-cell>
          <table:table-cell office:value-type="float" office:value="38" calcext:value-type="float">
            <text:p>38</text:p>
          </table:table-cell>
          <table:table-cell table:formula="of:=[.G25]^2" office:value-type="float" office:value="1444" calcext:value-type="float">
            <text:p>1444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E26]^2" office:value-type="float" office:value="361" calcext:value-type="float">
            <text:p>361</text:p>
          </table:table-cell>
          <table:table-cell office:value-type="float" office:value="39" calcext:value-type="float">
            <text:p>39</text:p>
          </table:table-cell>
          <table:table-cell table:formula="of:=[.G26]^2" office:value-type="float" office:value="1521" calcext:value-type="float">
            <text:p>152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E27]^2"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table:formula="of:=[.G27]^2" office:value-type="float" office:value="1600" calcext:value-type="float">
            <text:p>1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7T00:24:05.633896460</meta:creation-date>
    <dc:date>2024-04-27T00:25:41.438544940</dc:date>
    <meta:editing-duration>PT1M36S</meta:editing-duration>
    <meta:editing-cycles>1</meta:editing-cycles>
    <meta:document-statistic meta:table-count="1" meta:cell-count="84" meta:object-count="0"/>
    <meta:generator>LibreOffice/6.4.7.2$Linux_X86_64 LibreOffice_project/40$Build-2</meta:generator>
  </office:meta>
</office:document-meta>
</file>